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72.7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ed/Pokemon Blu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Gold/Pokemon Silv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Diamond/Pokemon Pear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uby/Pokemon Sapphi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Black/Pokemon Whi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Yellow: Special Pikachu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X/Pokemon 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Omega Ruby/Pokemon Alpha Sapphi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FireRed/Pokemon LeafGre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V: Skyri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Black 2/Pokemon Whit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Platinum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V: Skyri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Emerald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Crystal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IX: Sentinels of the Starry Ski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eedom Uni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-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III: Journey of the Cursed K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Mystery Dungeon: Explorers of Time/Explorers of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eedom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II: Warriors of E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IV: Obliv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: The Burning Crus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: New Vega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4 Ultima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V: Skyri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Luigi: Bowser's Inside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 3: Wild Hu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kai Watch 2 Ganso/Honk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sis Core: Final Fantasy V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I: Maboroshi no Dai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: New Vega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IV: Obliv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 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Old Republi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III: Morrowi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: Tenkuu no Hanayo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T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kai Watch 2 Shinu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I-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eedom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Ori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Colosseu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actic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 Mons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rono Trigg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anger: Shadows of Alm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 Mario: Sticker St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 Mario: The Thousand-Year Doo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T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Knights of the Old Republi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: Duel Monsters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ang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Luigi: Superstar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Mario RPG: Legend of the Seven St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actics Adv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site E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: Cataclys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: Birth by Sleep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Mystery Dungeon: Red/Blue Rescue Tea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Luigi: Dream Tea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Mystery Dungeon: Blue Rescue Tea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 358/2 Day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 Emblem: Awake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Inquis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kai Watc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Forbidden Memori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Drag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rono Cro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: Chain of Memori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n's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: Mists of Panda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ret of M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I: Realms of Revel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: Jok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Dogm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 Su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saga Episode I: Der Wille zur Mac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Till The End of Ti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Ori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The Legacy of Gok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: Tenkuu no Hanayo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IV: Chapters of the Chos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Battle Revolu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: Hand of the Heavenly Bri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Mystery Dungeon: Explorers of Sk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 no Kuni: Wrath of the White Witc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 Emblem Fat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Clou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zzle &amp; Drago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V: A Realm Rebor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: Crystal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rono Trigg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ge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: Joke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II: Warriors of E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: Revenant Wing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 Mari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ly Default: Flying Fai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 4: Gol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Knights of the Old Republic II: The Sith Lo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III: Soshite Densetsu e...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ee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Ga Fronti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Luigi: Partners in Ti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 / X-2 HD Remas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anger: Guardian Sig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: Wrath of the Lich K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4: Red Sun / Blue M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The Sacred Ca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cing SaGa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3 Blue / White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a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mpions of Norra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Mystery Dungeon: Gates to Infin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Infection Part 1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: Daimaou Fukkats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gege no Kitarou 2: Youkai Gundan no Chous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XD: Gale of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dur's Gate: Dark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Xill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 3: Wild Hu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cobo no Fushigi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 Sun: The Lost 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IV: Michibikareshi Monota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 &amp; II: Dawn of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Super Mystery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cing SaGa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: New Vega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actics: The War of the Lio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The Sacred Cards (American and Other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 Fencer Musa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yal Palace of White Sword and The City of Genti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y Lif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émon Mystery Dungeon: Red Rescue Team (US weekly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V: A Realm Rebor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 the La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M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Final Fantasy Lege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com Jump: Eiyuu Retsu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Symphon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told Legends: Brotherhood of the Bl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The Second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 Returns: Final Fantasy X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The Legacy of Goku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: Lord of Destru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 the Lad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Conque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Desti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Graces 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blade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 Re:co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Park: The Stick of Tru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ype-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cing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 / X-2 HD Remas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Clou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: Terry's Wonderland 3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Park: The Stick of Tru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Ga Frontie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 Knight Chronicles: International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 Drag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Odyss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Inquis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ssil Figh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ic Chronicles: The Dark Brotherhoo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s of Amalur: Recko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iken Densetsu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Portabl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 Re: Chain of Memori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s of Amalur: Recko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grant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Xillia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orld Ends With Y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VIII: Journey of the Cursed K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 Sun: Dark Daw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blade Chronicles 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gue Galax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Aby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Destiny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e Profi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ype-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Bou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Wings of the Godd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Antholog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Dogm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Destiny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actics A2: Grimoire of the Rif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vest Moon: A Wonderful Lif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The Last Hop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o Hum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neko no Daibouken: Fushigi no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edom W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Warrior I&amp;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limited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6: Cybeast Falzar / Greg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Legend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ob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Vespe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onance of Fa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I-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Luigi: Paper Ja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of M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The Last Hope Internation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Inquis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V: A Realm Rebor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T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Swords: The Masked Queen and the Tower of Mirro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 Q: Shadow of the Labyrin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/X-2 HD Remas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ctics Ogre: Let Us Cling Togeth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o Worl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inite Undiscove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de Empi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cobo's Dungeon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 Emblem: Monsh? no Naz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Remna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dur's Gate: Dark Allianc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ssil Fighters: Champio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Mutation Part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Crystal Chronicles: Ring of Fat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 3: Wild Hu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F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to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: Caravan Hear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Lega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 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diata Stori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Dragon Warrior - Torneko: The Last Hop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 Emblem: Shadow Drag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keng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mpions: Return to Ar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First Depar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Inquis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 Knight Chronicle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 II: Rise of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 Joker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 3 F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 3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II Internation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2: Fallen Ang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hamut Lag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: Joker 2 Profession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amasa: The Demon Bl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V Adv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Hun Nikki: Poka Poka Ailu Mu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: The 4 Heroes of L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Rebir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Zesti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Anniversary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cing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hird 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Phantas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saga Episode II: Jenseits von Gut und Bö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Chou Saiya Densets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4: A Promise Unforgott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site Ev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 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Aby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ond The Beyo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 Dot Game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 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din Sphe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blade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llmetal Alchemist and the Broken Ang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V: The Complete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mtaro: Ham-Hams Unite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Sacrifi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: A Fantasy Harvest M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: Silver Star Story Comple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Inquis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uper Robot Tais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rot 2: Kabuto / Kuwagata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2: Fallen Ang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o World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okuni: Shikkoku no Madou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Symphon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Characters: Torneko no Daibouken 3: Fushigi no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a Chronicle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 2: A Fantasy Harvest M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G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ian's Quest: Mysterious Tim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Symphonia: Dawn of the New Wor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Crow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ctics Ogre: Let Us Cling Togeth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tery Dungeon: Shiren the Wander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Desti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obes: Beyond the Porta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 Universe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Explor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Ori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3rd Birthda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s of the Fall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3: Absence of Justi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 Anniversary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Rorona: Alchemist of Ar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eedom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ctics Ogre: The Knight of Lod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PG Mak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oLoCrois Monogata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a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Legend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ldren of M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Forbidden Memorie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o World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Crystal Chronicles: Echoes of Ti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ly Second: End Lay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 Origins: Awake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25 Shuunen Kinin: Famicom &amp; Super Famicom Dragon Quest I-II-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e Profile 2: Silme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ru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st 6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Go 2: Chrono Sto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Lost So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Outbreak Par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her 1+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Vespe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Episode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ernal Sonat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dal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 II: Rise of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od Omen: Legacy of Ka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pha Protoco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uYasha: The Secret of the Cursed Mas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 3: A Fantasy Harvest M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Totori: The Adventurer of Ar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rQuest Online Adventur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World: Radiant Mytholog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wn of M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on Genesis Evangelion 2nd Impres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e Profile: Covenant of the Plu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etown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gnarok Odyss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 the Lad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 of the Rings: The Third 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gre Battle 64: Person of Lordly Calib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gue Galaxy: Director's Cu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rot: Kabuto / Kuwagata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: Seven Sorrow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her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tery Dungeon: Shiren the Wander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Path of the Ninj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Phantas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pha Protoco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Sieg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ball Sen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: Fronti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 Emblem: Fuuin no Tsurug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ar Ring Saga Yutona Eiyuu Sen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X Zo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TV Animation One Piece: Yume no Lufy Kaizokudan Tanjou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Ø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Noctur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Crow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gile Dreams: Farewell Ruins of the M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2: Rage Bur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Zesti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a Xtre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Adven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IV: Legends of the Tita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rvivor Overclock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Attack of the Saiya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Under Fire: Circle of Do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Portable 2: Infin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Sieg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shigi no Dungeon: Furai no Shiren 2 - Oni Shuurai! Shiren Shiro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om Rob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saga Episode III: Also sprach Zarathust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e Profile: Lenne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kage: Shadow K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 the Lad: Twilight of the Spiri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iko: Gourmet Survival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 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ssil Fighters: Fronti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 2: Eternal Punish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TV Animation One Piece: Tobidase Kaizokudan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rGra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 2: Eternal Blue Comple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diant Histo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Second Evolu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 5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ora's Tow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: Dawn / Dus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told Legends: The Warriors Co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World: Radiant Mythology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onance of Fa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anne d'Ar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s Ex: Mankind Divi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om Rob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2: Cursed Memori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: Hour of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ernal Sonat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lklo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III: The Drowned C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: Enhanced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rvivo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Monsters 1·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Lab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omotarou Densets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ve A Li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ght &amp; Magic Heroes V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Hun Nikki: Poka Poka Ailu Mura 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 of Arc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 - Soul Hack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s of Amalur: Recko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of Cold Ste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e/Ext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PG Tsukuru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phen: Scion of Sorce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na Carta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ing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kengard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3: Absence of Deten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ssil Fighter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ikaijyuu Monogata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ry of Hera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 2: Innocent S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ernal R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 - Soul Hack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East of Eden Zer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Hollow Frag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 5: Integrity and Faithless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Builders: Revive Alefg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Wings of the Godd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a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 II: Rise of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Strange Journ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Iris 3: Grand Phantasm (U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hird 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: The Journ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 Gundam Gaiden: Knight Gundam Monogatari: Ooinaru Is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kura Wars: So Long, My Lo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 Returns: Final Fantasy X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-2: International + Last Mis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: Shounen Yangus to Fushigi no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: Leg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Phantas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Double Pac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Adventure: Anode Tam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I Adv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World: Radiant Mythology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 5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Nomad &amp; the World Ea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Monster Capsule Breed &amp; Batt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 Internation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 Tierkre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: Original S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en Kaitos: Eternal Wings and the Lost Oce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shigi no Dungeon: Fuurai no Shiren GB: Tsukikagemura no Kaibuts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5: Alliance of Venge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The Sacred Cards (JP weekly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rot 3: Kabuto / Kuwagata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llmetal Alchemist 2: Curse of the Crimson Elixi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Etern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II: Heroes of Laga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rvivo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al Vac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Ultimate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undra 2: A New Legend Be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de Cocoon: Story of the Tamamay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Ayesha: The Alchemist of Dus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s &amp; Dragons: Eye of the Behold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 Origins: Awake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's Field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: Metal Fu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Innoce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Universe: Ambition of the Illumin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Strik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 Adv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Crystal Chronicles: Echoes of Ti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lder Scrolls IV: Obliv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Untold: The Millennium Gir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amasa: The Demon Bl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s &amp; Dragons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of Thron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ia 2: Duel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gai Makyou: Daishi no Mokushiroku - The Apocalypse 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ukyuusei i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dur's Gate: Dark Allianc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cy Jackson and the Olympians: The Lightning Thie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usaders of Might and Magi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of Thron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e no Atelier: Salburg no Renkinjutsu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brid Heav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Type-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hly-Picked: Tingle's Rosy Rupee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Legac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2: Dark Hero Day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 AX: Metabe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Chains of Promath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Legends II: Rise of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: Data Squa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lon Co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Meruru: Alchemist of Arland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at Did I Do to Deserve This, My Lord!?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lla Glow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minous Ar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kura Wars: Atsuki Chishio N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halla Knigh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vest Moon: Another Wonderful Lif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 II: Ego Dracon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nt Mission: Gun Haz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: Silver Star Harmo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Hearts: Covena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2: Dark Wa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3 Game Add-On Pack: Broken Steel and Point Lookou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 tonelico Qoga: Knell of Ar Ci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 of Destru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 Knigh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 Universe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Path of the Ninja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Mystery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 Ed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Lost So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: Silver Star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minous Arc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2: Dark Wa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5: Team Colonel / Protom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Treasures of Aht Urhg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und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halla Knight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G.U. Vol.2//Reminis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: Afternoon of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D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rd Super Robot Wars Z Jigoku H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ice League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Infinity Mo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 Sev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ies of Arcadia Legen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gnarok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: Tides of Desti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Escha &amp; Logy: Alchemists of the Dusk Sk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of Cold Ste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hird 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Builders: Revive Alefg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Grac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Berse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na Carta: Tears of Bloo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inite Spa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anser: Heritage of W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 x Fire Emble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 Dragon Pl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s of the Fall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First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Fables: Chocobo's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: Silver Star Story Comple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Bard's Ta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e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oes of Ru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tard!! Utsuro Naru Kamigami no Utsuw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el Blade: Neo Tokyo Guardia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reads of Fa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oLoCrois Monogatari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D2: A Brighter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atorobo: Red the Hun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Phantasia: Narikiri Dungeon 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Harukanaru Densets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Persona 3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 Factory: Tides of Desti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 Ar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o World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Messiah of Might and Magic Elemen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Bl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ry Fencer 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Shallie: Alchemists of the Dusk Se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obes: Ori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th Dragon 202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gre Battle Saga Episode Five: The March of the Black Que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 VII: The Trail of Blu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 and the Hundred Kn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asure Hunter 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told Legends: Dark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a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each: The 3rd Phant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d of Agarest W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Park: The Stick of Tru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ren the Wander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e no Shikabane o Koete Yuk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dur's Gate: Dark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katsu! Cinderella Less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n Gaz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 Khemia 2: Fall of Alchem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stalg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Rise of the Argonau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und By Fla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 Rise Fantas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 Ar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: Dragon Quar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eption II: Children of the Seven St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ght &amp; Magic: Clash of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World: Narikiri Dungeon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Strikers 2012 Xtre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e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evotion Noire: Goddess Black Hear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 Lege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halla Knights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Univer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rd Super Robot Wars Z Jigoku H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nia: Gothic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tle Battlers eXperience W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al Starsign (U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ucelle: Tactic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Nov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rQuest Online Adventures: Fronti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Ver.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Quarantine Part 4: The Final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lf-Minute Her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 tonelico 2: Melody of Metafalic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: Seven Sorrow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cobo no Fushigi Dungeon for WonderSw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nity Univer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Travelers 2: The Royal Library &amp; The Monster Se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Robot Taisen U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din Sphere: Leifthrasi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: Command Mis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gaea 4: A Promise Unforgott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Tempe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Ga 2: Hihou Densetsu - Goddess of Desti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Sieg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cret Wor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 IV: Fin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juku Eiyuu Tai 3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G.U. Vol.3//Redemp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Rise of the Argonau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and Etern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ce Griffon VF-9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G.U. Vol.1//Rebir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Story: Cyber Sleu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 2 - Raidou Kuzunoha vs. King Abaddon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a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East of Eden II: Manji Mar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Kingdo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st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: Fusio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X Zone 2: Brave New Wor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Vic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oLoCrois: Hajimari no Bouk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 Nosurge: Ode to an Unborn St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Siege: Throne of Ago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fia: Curse of the Sinistra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 VII: The Trail of Zer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's Fie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 Gundam G Generation 3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EX-Thesis: Yoake no Tsubas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dcept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G.U. Vol.2//Reminisce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ndo of Swords (U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gen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th Dragon III Code: VF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: Birth by Sleep - Final Mi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iko: Gourmet Monsters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Harukanaru Densetsu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Iris: Eternal M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ars to Tiara II: Heir of the Overlo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dra no Hih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of Paradi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Vana'diel Collection 2008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d Zer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ashi: Samurai Lege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of Cold Steel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eshika: Tainted Bloodlin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 Knight Chronicles: Ori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Xanad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din Sphere: Leifthrasi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zard of Oz: Beyond The Yellow Brick Roa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Episode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s Ex: Mankind Divi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magotchi no Narikiri Chann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2: Dark Wa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 - Soul Hack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5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* Rock Shooter: The Ga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ktai: The Sun is in Your H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zardry VII: Gadeia no Housh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magotchi no Appare! Niji Ven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: The Oath in Felgh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Hearts: From The New Wor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 2: Eternal Blue(sales, but wrong system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Dimen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Robot Taisen OG Saga: Endless Frontier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: Origins - Ultimate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 Bra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: Blue Sphe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d of Agarest Wa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Lab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//Lin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Knights of the Old Republi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 of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 II: Prophecy of the Moonlight Witc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o's Saga Laevatein Tactic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NITY: Souls of Zill O'l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xyz For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kaig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nen Jump's Shaman King: Master of Spiri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Monster Capture GB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RPG 2: Chidori vs Raseng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ernal Pois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ranstream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ly Invasion of Privacy, Badman! What Did I Do to Deserve This?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dur's Gate: Dark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ernal Ey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halla Knights: Eldar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 X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tta Hero Project: Unlosing Ranger vs. Darkdeath Evilm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Sou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th Drag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 Origins: Awake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Reson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 II: The Dragon Knight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en's Gate: Spiral Chao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Rise of the Zilar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apon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ikoden: Tsumugareshi Hyakunen no To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ren the Wanderer 4 - God's Eye and the Demon's Nav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: The Ark of Napishti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 Drea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 Brave: We Meet Aga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Rancher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 2 - Raidou Kuzunoha vs. King Abadd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etic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 to Mahou to Gakuen Mono.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Heroes: Twin Bra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PG Maker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 MoriMori Dragon Quest 3: Taikaizoku to Shippo D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lo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ernal Poison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lusion of Ga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kengar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Knights Hi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: Twin 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Max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ontier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igital Devil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tic Ar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etic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Wi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th Dragon 2020-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ukyuusei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oqu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tion Abyss: New Tokyo Legac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t Rank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s to Go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lla Magi Madoka Magica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: Command Mis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gen no Frontier: Super Robot Taisen OG Saga EXCE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 5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's Crus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ai Kingdom: Chronicles of the Sacred To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shield 21: Max Devil Pow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: Dragon So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ikaijyuu Monogatari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rot DS: Kabuto / Kuwagata Ver.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rvivor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Annie: Alchemists of Sera Is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of Cold Steel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eption II: Children of the Seven St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Univer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gnir: Mayari no Gunshin to Eiyuu Sens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ay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Magic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rot 4: Kabuto / Kuwagata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Builders: Revive Alefg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ai Shin Trill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Destiny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Twilight Ghost Hun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r 2: Eternal Blu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usand Arm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po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H: Archaic Sealed Hea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Hollow Frag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Witch's Ta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apon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Force NE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anser Generatio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kura Wars: So Long, My Lo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en's Blade: Spiral Chao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inal Girls: Invite Onl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Lab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 Story: New Traveler (U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Phantasia (PS1 &amp; PSP Version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ma Bring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Berse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ntier Ga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zer Dragoon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Ar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FTP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Story: Cyber Sleu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ter of the Monster Lai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ma 1/2: Akanekodan Teki Hih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5: Double Team D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go no Yakusoku no Monogata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I International Zodiac Job Syste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rtual Hydli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the World: Reve Unit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ld of L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 Super Gokuden: Kakusei-H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zardry VI: Bane of the Cosmic For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Story: Lost Evolu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II: Heroes of Lagaar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tle Battlers eXperience W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viera: The Promised 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3: Titan Lo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2: Rage Bur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ggdra Union: We'll Never Fight Alo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GO Strikers 201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en Kaitos Origi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3 Game Add-On Pack: The Pitt and Operation: Anchor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Adven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Rancher EV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stelan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 Dragon: Awakened Shadow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de Cocoon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 of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&amp; Sorce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Bard's Ta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o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dyn Chronicles: The First M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's Field: The Ancient C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Sophie: The Alchemist of the Mysterious Boo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Lost So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 Crack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Innocence 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nia: Gothic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 of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 5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 Khemia: Student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Force EX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stelan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minous Arc 2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uYasha: Secret of the Divine Jew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 tonelico: Melody of Elem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 Trigg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Story: Super Xros Wars Blue/R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ural Doctr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 Monster Her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3: Titan Lo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nigm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ever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Te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 Gundam G Generation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A Tear of Vermill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rian Odyssey 2 Untold: Knight of Fafni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viera: The Promised 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ARMs: Alter Code 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ghting Fantasy: The Warlock of Firetop Mounta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ies of Arcad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od of Bahamu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ie no Atelier: Salburg no Renkinjutsushi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ice League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 Force Genes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llmetal Alchemist: Dual Sympath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t Rebell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azuma Eleven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RPG 3: Rejiuu vs Konoha Shouta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mana Iyar Chronic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Ken to Mah? to Gakuenmono. Toki no Gaku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yuuki: Kinkaku, Ginkaku no Inb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gen Keitai Disgae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Angel: Vampire Apocalyp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Totori: The Adventurer of Ar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ikin: Nano Island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ights in the Nightma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Re:Digitize Deco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 Force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u Jigen Game Neptune Mk-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ights in the Nightma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yal Palace of White Sword and The City of Genti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zardry: Tale of the Forsaken 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 I &amp; II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 VIII: Lacrimosa of Da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evil Summoner - Raidou Kuzunoha vs. The Soulless Arm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hemeral Fantas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ural Doctr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udelk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ckMan EXE 4.5 Real Oper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3: Titan Lo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ids: Legac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Ga 3: Jikuu no Hasha - Shadow or L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 Brave: The Hermuda Triang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Force: Resurrection of the Dark Drag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Soul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of Thron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: Digital Devil Saga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Robot Taisen OG Saga: Endless Fronti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oLoCroi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 to Mahou to Gakuen Mono.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ntama Gin-Oh Quest: Gin-San ga Tenshoku Shitari Sekai wo Sukutta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ayers Roy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's Field (Japan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V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Alon D'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 and the Hundred Kn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Dimen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gre Battle Series: Tactics Og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Vana'diel Collection 2008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lution Worl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Travelers 2: The Royal Library &amp; The Monster Se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 Syndro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 Dual: Kabuto / Kuwagat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wn of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Episode III: C.A.R.D. Revolu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Dogma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inal Girls: Invite Onl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Shadow Spel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Slayer: The Legend of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ayers Royal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jin Tense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The Legacy of Goku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Fandom Vol.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kai Totsuki Moero Chronic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eption: Please Give Birth to My Child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oqu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 II: Ego Dracon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ru no Nai Kun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zardry: Llylgamyn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l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 Pengel: The Quest for Colo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: Operation Shooting St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 8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ru no Nai Kun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d of Agarest W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o Ban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ma Harmonic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gen Souls Z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Championship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5: Double Team DS (U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Third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tion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: The Labyrinth of Begin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le: The Lost Chap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 VII: The Trail of Zer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es of Rebir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mo's Decep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First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sseum: Road to Free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Slayer: The Legend of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roro RPG: Kishi to Musha to Densetsu no Kaizok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: Original S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 to Mahou to Gakuen Mono.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Valo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e no Atelier: Guramnat no Renkinjutsu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ttai Onkan Otoda Mas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eer's A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: Fate of Heat - Hono no Unme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: Rise of the Dark Spark (3D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gnarok: Hikari to Yami no Kouj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oes Phantas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Maker II: The Hidden W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Vic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: Nobita no Shin Makai Daibouken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ry Fencer F: Advent Dark For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uided Fate Parado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each: Hanatareshi Yab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: Brotherhood of Ste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Meruru: Alchemist of Arland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cs &amp; Elv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PG Maker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iro no Corda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rise Eiyuutan 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ill O'll Infinite Pl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 Gem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anser IV: Over Reloa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 the Lad: End of Dark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Knights of the Old Republic II: The Sith Lo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 Syndro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Second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The Aby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ined Blad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-Gata Defend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Iris 2: The Azoth Of Destin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n 3: Titan Lor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f the Lost Empi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2: Fallen Ang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din Sphere: Leifthrasi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rQuest II: Destiny of Velio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 VII: The Trail of Blu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iko: Gourmet Battle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kai Tokki: Moero Cryst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d of Lodoss War: Eiyuu Sens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Sophie: The Alchemist of the Mysterious Boo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zuna 2: The Unemployed Ninja Retur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Max 4: Gekkou no Div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: Aratanaru Seka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oLoCro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 of Magna: Maiden Heav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Setsu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ndoroid Gener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 Fate of Heat III - Yuki no Shugosha Raishuu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d to Chocobo no Fushigi na Dungeon: Toki Wasure no Meikyuu DS+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tion of Chao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 Khemia: Alchemists of Al-Rev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ne of the Enders: The Fist of M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 Dancer: Lineage of L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os Rings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ritsu no Strat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hapsody: A Musical Adven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tan Que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sugunai: Atone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Kingdoms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ite Shabette Hajimeyou! Monster Farm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Explorer: Warriors of Ancient 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rls RPG: Cinderellif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thic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Twilight Ghost Hunt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 to Mahou to Gakuen Mono. 3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Mono Harashi: Karasu no Mori Gakuen Kit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: Metabe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Episode I &amp; II Pl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al He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fia: The Ruins of Lo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Souls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: Infin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etic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Sigil: Blade of the Exil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 2: Nobita no Toizurando Daibouk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geki Gakuen RPG: Cross of Venu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nia: Gothic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 2: Eternal Punish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anser: Heritage of War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Nightmare of Druaga: Fushigino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mega Labyrin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: Brotherhood of Ste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apon Journ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ural Doctr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nger of Sword C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PG Tsukuru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matic Dungeon: Sakura Wars - Kimi Arugata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go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Setsun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ma Star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: Nobita no Kyouryuu 2006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X: Tears Crow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ld of Ligh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gul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Raid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Heroine Chronic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Technomanc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Max 2 Reloa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cules: The Legendary Journey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x Fatal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Rorona: Alchemist of Ar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shigi no Dungeon: Fuurai no Shiren 3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usoku Henkei Gyrozetter: Albatross no Tsubas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c Dungeon X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verland Card Batt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ing Souls: Accelat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s Saga: A New Daw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Generation of Chao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anser VI: Precarious Wor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rd Art Online: Game Director's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us &amp; Braves: Majo to Megami to Horobi no Yog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ontier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er: A Goddess Rebor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stelan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iro no Corda 2 Enco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Dark Spi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ond Oasi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Megami Tensei N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higami: Ruining Blue Ear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cobo to Mahou no Ehon: Majo to Shoujo to 5-Jin no Yuush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: The Ark of Napishti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o Bank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Ayesha: The Alchemist of Dus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 Story: New Traveller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ru no Nai Kun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a to Koku no Koubou: Kiri no Mori no Maj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Craft Sword Monogatari: Hajimari no I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 Khemia: Alchemists of Al-Revi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Escha &amp; Logy: Alchemists of the Dusk Sk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st Archive: The Other Side of the Sk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ktai 2: Solar Boy Djang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ans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ance Guardian Hero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d of Agarest War: Marri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tle Battlers eXperience W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se no Atelier: Ordre no Renkinjutsu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th of Fire I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 Kingdom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zes of Fate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Hal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 Spirits: Digital Star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ren the Wanderer 4 - God's Eye and the Demon's Nav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Max Retur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ined Blad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ukanaru Toki no Naka de 5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ru! Get You! Pipo Saru Sen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Iris 3: Grand Phantasm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First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ld Wars Trilog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Ocean 5: Integrity and Faithlessn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halla Knights 2: Battle St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Points Bullet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lonoa Heroes: Densetsu no Star Med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Victory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ukanaru Toki no Naka de 4: Aizoub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surugi no Machi no Ihoujin: Kuro no Kyuu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B Reloa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al Starsign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 Nosurge: Ode to an Unborn Sta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gnarok Odysse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ontier Online: Season 9.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ambot Chronic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Hero Gener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sist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hapsody: A Musical Adven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 Arm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y Giga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iro no Corda 2 f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eption III: Dark Delu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thic Univers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pha Protoco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lf-Minute Hero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Kingdom: Jewel Summon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shigi no Dungeon: Fuurai no Shiren 5 - Fortune Tower to Unmei no Di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 World, My Way (US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scape: Torme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o Adventure: Curse Dem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Stone: Magic &amp; Ste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ght &amp; Magic X: Legac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minous Arc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: Fate of Heat II - Unmei no Futa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ggdra Union: We'll Never Fight Alo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SC Evolu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inal Girl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ginal Story from Fairy Tail: Gekitotsu! Kardia Daiseido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onishia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 Te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Guardia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na Carta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ai Senki Disgaea Portable: Tsuushin Taisen Hajime Mashit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st Queen: Ornic Sen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awarerumono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ia Saver Hero Saidai no Sakus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shin To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ond the Labyrint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Hero Gener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rot 9: Kabuto Ver. / Kuwagata Ver.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to Showdow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ou Monogatar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verwinter Nigh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c Dungeon: Fuyoku no Masouj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Dogma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stet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Sophie: The Alchemist of the Mysterious Boo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cery Saga: The Curse of the Great Curry Go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 III: Song of the Ocea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Maker: Hunting Grou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shield 21: Field Saikyou no Senshi Ta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 9: Metabee / Rokush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2 Episode 4: Deluxe Pack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kandia: The Timeless L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Heroine Chronic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ay: Shuffle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4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sou Suikoden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ria Un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shield 21: DevilBats DevilDay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lier Shallie Plus: Alchemists of the Dusk Se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ffiti Kingdo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grisser: Re:Incarnation Tense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s of the Fall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e no Atelier: Guramnat no Renkinjutsu - Toraware no Morit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MA: The Enem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ontier Online: Season 1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yal Palace of White Sword and The City of Gentil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leStory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 Breaker: Ken Yorimo Hohoemi o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Vs. Sega Hard Girls: Yume no Gattai Speci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Dunge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 Union: Story to Reach the Futu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bots Girls Mission: Metabee Ver. / Rokusho Ver.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Tokyo Legacy: Operation Babe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st Archive: The Other Side of the Sk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 Souls: Resurrection of the Ethereal Empir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 of Conan: Rise of the Godslay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ukanaru Toki no Naka de 5: Kazahana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Saga: Hagane no Kisets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byrinth Cross Blood: Infin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k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ontier Online: Forward 1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ld Wars: Nightfal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Tamer: Sound Spiri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ucelle: Ragnaro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iro no Corda 2 f Encor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dur's Gate: Dark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verwinter Nights Diamo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 II: Flames of Venge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ld W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Sieg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cy of Ys: Books I &amp;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iQ no Chika Ni Shisu: A Maze to Eradicate Them Al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Frontier Online: Forward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verwinter Night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hou Sensei Negima! Private Lesson 2: Ojama Shimasu Parasite de Ch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usha Shisu.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hammer Online: Age of Reckonin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 to Mahou to Gakuen Mono. 2G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mega Quinte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tage Master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Trek Onlin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saga I·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mberman Story D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Xanadu eX+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natic Dawn Tempe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iKids: Dark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iKids: Light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man King: Chou Senjiryokketsu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kki Tousen: Shining Drag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kai Tokki: Seven Pirat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 Arm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ndish: The Dark Revena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: Swordcraft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Mew Mew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3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f the Lost Empire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illions of Enemy X: Zetsukai no Crus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unt &amp; Bla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: Hand of Go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inBlades EXX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Trilog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ed Gol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Defende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 Heaven: Karudea no Akum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 Online: Mines of Mori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s &amp; Dragons: Shadow over Mysta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minage III: Ankoku no Shito to Yaiyou no Kyuu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gate: Lond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wakened Fate Ultimatum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nen Jump's Shaman King: Master of Spirits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Technomanc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inBlades EXXiV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Third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 Treasur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minage Original: Majo to Megami to Kamigami no Yubiw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minage Gothic: Ulm Zakir to Yami no Gishik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zimals: The Resist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Second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s Ex: Mankind Divide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wei!!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a Ages 2500 Series Vol. 32: Phantasy Star Complete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unt &amp; Blade: Warba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 Princess of Arcadia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unt &amp; Blade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 Battler Jo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ed Soul: Uke Keigareshi Ide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Rose Valkyri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C Engine Best Collection: Tengai Makyou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vandia Sto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 Spirits: Kiseki no Hash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 Seek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Burning Se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aku no Seito: The Eternal Lege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a Ages 2500 Series Vol. 29: Monster World Complete Collec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Granthese: Horobi no Ken to Yakusoku no Kis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pon 2: Cross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minage II: Sousei no Megami to Unmei no Dai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ing Soul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l of the Su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rtua Que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zardry Twin Pac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gami Bachi: Kokoro Tsumugu Mono 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iphona no Seikahime: Tenshi no Gakufu Op.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shield 21: Portable Edi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dis Eclipse: Generation of Chao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ids Das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nity: Original Si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 Khemia 2: Ochita Gakuen to Renkinjutsushi Tachi Portable+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 Story: Boku no Kioku to Nega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 Spirits: Hero's Sou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: All-In-One Pack 2006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kensang: The Dark Ey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pon 2: Ring Vers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olet no Atelier: Gramnad no Renkinjutsushi 2 - Gunjou no Omoid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minage II DS Remix: Sousei no Megami to Unmai no Dai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ku ? Ou: The Royal Seven Star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rs of Etern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ld Wars: Faction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uSui: DokiDoki Suikode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Stone DS: Akaki Ishi ni Michibikareshi Monotach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n Gaze 2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verwinter Nights 2: Mask of the Betray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mi no Yuush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Remnan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zardry XTH: Unlimited Studen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en's Cr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iny Link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Heroes: Trails in the Sky Third Chap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Book DS: Sword World 2.0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aku no Seito: Students of Round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s E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East of Eden II: Manji Mar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Interpretation Stranger of Sword Cit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etsu no Yuusha no Densetsu: Legendary Sag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: Ultimate Alli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isou no Amazone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2 Episode 4: Deluxe Pack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arest Senki: Re-appearanc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ai Senki Disgaea 3 Append Disc: Raspberyl-hen Hajime Mashit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Explorer: Warriors of Ancient Ar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X: All in One Packag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 Hunt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ndo of Swords (jp sales)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wind Dale II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 Edge Dash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higami: Ruining Blue Earth Remix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Technomancer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rtua Quest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's Bounty: Armored Princes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ians Academy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stetra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geki Gakuen RPG: Cross of Venus Special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Rise of the Argonauts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ights in the Nightmare: DHE Series Special Pack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gai Makyo: Dai Yon no Mokushiroku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r Driv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und By Flam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Robot Taisen: Original Generation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iyuu Densetsu: Sora no Kiseki Material Collection Portable</text:p>
          </table:table-cell>
          <table:table-cell table:style-name="ce1" office:value-type="string" calcext:value-type="string">
            <text:p>Role-Pl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San Andre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Vice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HeartGold/Pokemon SoulSil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Liberty City St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Ocarina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wilight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rted 3: Drake's Decep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rted 2: Among Thiev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Dead Redemp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Dead Redemp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2: Sons of Liber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4: Guns of the Patri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of 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Complete Sa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Phantom Hourgl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Vice City St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rted: Drake's Fortu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Complete Sa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wo Tow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A Link to the P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he Wind W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igi's Mansion: Dark Mo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of 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harted: The Nathan Drake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Asylu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3: Snake Ea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Ocarina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Skyward Sw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U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Link's Awaken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Kn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Director's Cu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3: Neme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igi's Ma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Liberty City St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etaw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III: Adventures of Lara Crof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rats in Paris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Brotherh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Asylu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U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The Phantom P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Spirit Trac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Majora's Mas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Episode III: Revenge of the Si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Return of the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Syndic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e Crime: Streets of L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: Chains of Olymp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r the Matr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A Link Between Worl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dle-Earth: Shadow of Mord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 2: Silent Assass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AMO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pyro's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Brotherh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ding Nem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AMOUS: Second S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: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A Link to the P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imusha: Warlor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nah Montan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 Gia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Shadows of the Emp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Complete Sa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eets of R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 (DS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ect D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(2013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: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ckstar Games Double Pack: Grand Theft Auto III &amp; Grand Theft Auto Vice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1-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The Last Revel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o Cri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Complete Sa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odbor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1-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- Code: Veronica 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Majora's Mask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: Asce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kai Watch Bu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II: The Arcad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Sands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3: Dante's Awakening Special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Abs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Cry: Prim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tory 3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Gotham Racing (JP weekly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3: Dante's Awaken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ding Nem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1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Peace Wal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 (DS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Convi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er Jackson's King Kong: The Official Game of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ed for Speed: The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Sp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Stealth Assass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.T.: The Extra Terrestr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San Andre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(2013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Oracle of Ag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neas and Ferb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Eye 007 (2010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b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AMOU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vil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1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ect Star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: SuperSpo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etaway: Black Mond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he Wind W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 Cent: Bulletproo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e of Emergen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Abs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Games in 1 Double Pack: The Incredibles / Finding Nemo: The Continuing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ed Metal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hono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ckstar Games Double Pack: Grand Theft Auto III &amp; Grand Theft Auto Vice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Protector of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l of Duty Black Ops: Declassifi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Lightsaber Due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id Fu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ing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enly Sw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s 'n Gobl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Warrior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Atlantis SquarePant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lar Da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Cr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Man's Sk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wilight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1-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 Hearts 3D: Dream Drop Dist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nah Montana: Music J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ed Met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ia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hono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The World is not Enoug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: Enter: Elect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The Umbrella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impsons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ia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-Man Worl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impsons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-Man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Quantum of Sol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Pandora Tomor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I: Liber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Gol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Rising: Revenge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l of Honor: Warfigh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imusha 3: Demon Sie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Kn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Outbr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 2: Swampy's Rev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 2: The Adventure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he Minish Ca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Metro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Sp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(Remake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(2013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tory 3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id: Other 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Cr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: Battle Brawl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III: The Manhattan Proj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nah Montana: Spotlight World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WE '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e Crime: Streets of L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ed for Speed: The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Rog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1-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yse: Son of Ro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Chinatown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an Wak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si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dle-Earth: Shadow of Mord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 Gia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Prototype]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si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Z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Ground Z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Syndic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WE '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hu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d Icarus: Upri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Under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t Li: Rise to Hon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kai Watch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rul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b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a Croft Tomb Raider: The Angel of Dark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Pandora Tomor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Autobots / Deceptic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Prototype]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Bloodli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dge Racer 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Episode III: Revenge of the Si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Protector of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yonet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 2: The Adventure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Episode 1: Jedi Power Bat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o Crisi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Fellowship of the R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r the Matr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Pirat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Portable O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rface: The World is Yo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 2: Silent Assass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Operation Raccoon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l of Honor: Warfigh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sion: Impossi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Quantum of Sol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: Dark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Sig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Dead Redemption: Undead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umble Bl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on B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Wrath of Heav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of the Colos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- Code: Veron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Return of the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2.0: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 Max (2015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The Game (XBox 360, PS2, PS3, Wii &amp; PC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Chaos The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tory 3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ri Force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impsons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te's Infern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 Gia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The Darkside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AA Football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Chinatown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Under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Dead Redemption: Undead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ly: Scholarship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Unive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eeping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Rog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FC Undisputed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impsons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nness World Records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cy of Kain: Soul Rea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Tangl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 2: The Adventure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c Mickey 2: The Power of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impsons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igh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st World: Jurassic 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2.0: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Prisoner of Azkab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yonett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: Ghost of Spar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FC Undisputed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3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Spac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Spac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Blackli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First Fr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Bounc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San Andre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Blackli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tal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pyro's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Vice City St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Station All-Stars Battle Roy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Star Force Dragon / Leo / Pega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 2: Assassins of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Chaos The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Alien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tal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pyro's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Tomb Raider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ament of Innoc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tcher 2: Assassins of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yonet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wilight Princess H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l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Sands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The World is not Enoug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: The Yellow Aven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te's Infern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vil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vest Moon 3D: A New Beginn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 2: The Adventure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impsons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Xtre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tleBigPlanet Kart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ding Nem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eeping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AA Football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First Fr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Strike 3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War in the No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War in the No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4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Sigm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Air Att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Cry: Prim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 World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rby: Planet Robob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ef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HD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LB 16: The Sh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Protector of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zzie McGuire 2: Lizzie Dia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Console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er's Rev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mC: Devil May C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ed Metal (2012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The Little Mermaid: Ariel's Undersea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Four Swords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Sarge's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ing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Alien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Prototype 2]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Warrior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Jedi All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: Ripti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n to Lif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Park 2: Wonders Beyo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Double Age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 Sa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Operation Raccoon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tory 3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 Ra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stal Cas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Episode II: Attack of the Clo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ed Metal: Head 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cenaries: Playground of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Con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e Crime: New York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ji: Days of the Bl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o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Prototype 2]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k T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Console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 - Uncage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Escape 2 Afr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 Combat: Assault Horiz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si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wo Tow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na Jones and the Staff of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: At World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 VForce: Ultimate Blader J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chet &amp; Clank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Episode III: Revenge of the Si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te 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uchuu Ouja Mushi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Protector of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 Eff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wo Tow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Heroes: The World's Tree Woe and the Blight Bel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Surviv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 2: Monsters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Dino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 Cor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1-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The Phantom P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Obi-W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-14 Tomc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orgotten Sa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 of Spel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The Phantom P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 Ko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 - Uncage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Portable Ops Pl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Tangl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rtal Kombat: Shaolin Mon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Pirate Warrio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Return of the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k T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rby's Dream Collection: Special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: Battle Brawl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Masters of Teras Kas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3.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Two Thro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: Last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cenaries: Playground of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o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llipop Chainsa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ce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Quantum of Sol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s of 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The Lion, The Witch and The Wardrob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ding Nem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t of the North Star: Ken's R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tory 3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ystone Kap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: Hassle at the Cas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s Eater Bur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The Game (XBox 360, PS2, PS3, Wii &amp; PC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2.0: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vil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 Heroes: Firefigh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-Fu Mas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: Samurai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Age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Con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imusha: Dawn of Dream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ity Ru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ka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dle-Earth: Shadow of Mord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mare Crea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Unive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ry Birds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emned 2: Bloodsh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ka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2: Subst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orgotten Sa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: Ripti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Atlantis SquarePant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Ground Z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llowe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III: Adventures of Lara Crof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Buu's Fu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Mysterio's Men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The Game (XBox 360, PS2, PS3, Wii &amp; PC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lden Comp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neas and Ferb: Across the 2nd Dime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lden Comp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ws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(2013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ibblenauts: Unlimit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2.0: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Sp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Brotherh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 2: The Adventure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The Broken Bo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urf: Rescue In Gargamel's Cas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 Diego Go! Great Dinosaur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The Game (XBox 360, PS2, PS3, Wii &amp; PC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Shattered Mem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: Race &amp; Ri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: Via Dom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Alien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 Spi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 featuring Nicktoons: Globs of Do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minator 3: Rise of the Machi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Two Thro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Star Force 2: Zerker x Ninja / Saur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 2: Birth of the Stealth Assass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Uzumaki Chronicle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 Spi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Unive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ro Orange: The Cortex Conspir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laved: Odyssey to the W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 featuring Nicktoons: Globs of Do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: Alien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More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ysterious Murasame Cas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5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pyro's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Outbreak File #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b the Builder: Can We Fix It?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 Spi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e Crime: Streets of L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Return of the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Sarge's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neas and Ferb: Across the 2nd Dime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hun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Be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Escape 2 Afr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: Origins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Reaver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3: Subsist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(old 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ghting Forc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kai Sangokus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ermin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M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U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: SuperSpo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laved: Odyssey to the W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hun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on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 Emblem: Path of Rad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dle-Earth: Shadow of Mord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to Train Your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c Mickey 2: The Power of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: Ultimate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 featuring Nicktoons: Globs of Do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cy of Kain: Def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er Jackson's King Kong: The Official Game of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Fellowship of the R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The Two Tow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Origins Blackg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 Diego Go! Safari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nness World Records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lden Comp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2: Subst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 of the Samura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sion: Impossi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ly: Scholarship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Station All-Stars Battle Roy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i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unish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Prisoner of Azkab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 of the Sam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abote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s vs. Ali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: Via Dom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um Br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1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ry McIlroy PGA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hono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4: The Ro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: Attack of the Twonk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night Magi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ummy Retur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Blood Mone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rats in Paris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abote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: Attack of the Twonk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Rising: Revenge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SuperSl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c Mickey 2: The Power of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vil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ders of the Lost 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 Combat: Assault Horiz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The Mercenaries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Monkey Ball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Heroes: The World's Tree Woe and the Blight Bel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atrix: Path of Ne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llipop Chainsa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Dino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rface: The World is Yo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 Battle Brawlers: Defenders of the C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c Mickey: Power of Illu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-Man Worl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e Hard Trilogy 2: Viva Las Veg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el Di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Cr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H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Operation Pengu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Shattered Mem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roy All Humans!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of Warcraft: Warlords of Draen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 Diego Go! Great Dinosaur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kelodeon Team Umizoo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gSma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Under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uble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msterz Lif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p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pEou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Downp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h of Elementalis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3.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 of Nightma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Friend or F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ng: The 8th Wonder of the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Star Force 3: Black Ace / Red Jo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The Twin Snak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s Atar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ygar: The Legendary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 Academy: Lessons for Every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ark of the Moon - Autobots/Deceptic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Sonic at the Rio 2016 Olympic Gam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p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ml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ark of Kr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rats: Castle Cap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 Max (2015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lden Comp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and the Spooky Swam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: At World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ef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Strike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r the Matr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owerpuff Girls: Relish Ramp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Shattered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calyp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Revenge of the Fallen (Wii &amp; PS2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Pirate Warrior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hinx and the Cursed Mum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 World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 Movi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king: Battle for Asg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ze Craze: A Game of Cops 'n Robb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Homecom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Heroes: Rocket Sl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wbre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Mystery Mayhe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2: Battle Nex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3.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3.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 Hel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Fall of Cyber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: Last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: Armagedd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mC: Devil May C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Alien Force: Vilgax Attac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 Cent: Bulletproo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ghty Be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 World War: Final Fro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: Groom and Glam Pu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Mystery Mayhe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ert Ludlum's The Bourne Conspir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bots: Design &amp; Destro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HD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S.P.D.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: One Year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Atlantis SquarePant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Quantum of Sol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The Lion, The Witch and The Wardrob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nic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eeping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nstorm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r: The Reckoning <text:s/>Wayw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to Train Your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 Jam Ic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: 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murf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: Battle Brawl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: At World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Ninja Council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Alien Force: Vilgax Attac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Alien Force: Vilgax Attac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Wagyan 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sc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Last Airbender - The Burning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man: Shadow of Apokoli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rilogy: Apprentice of the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: Jet Fu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enstein: The Old Bl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2.0: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emned: Criminal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Curse of Dark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uble Pack: Finding Nemo / The Incredib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1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rul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: At World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uffer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k on Titan: Humanity in Cha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The Last Revel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udg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The Official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0: March to Gl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man: The New Superman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Terminator: Dawn of F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Fall of Cyber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onderful 10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More Heroes 2: Desperate Strugg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1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ghty Be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Russia With Lo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ura's Wra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ority Report: Everybody Ru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owulf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use Tra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Monkey Ball: Step &amp; Ro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The Game (XBox 360, PS2, PS3, Wii &amp; PC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peOut 3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ef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go Bong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5D's Stardust Accelerator: World Championship 2009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2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Prince Casp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: Rise of the Underm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Dino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M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Crystal Chronicles: The Crystal Bear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ia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cket Power: Dream Sche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: Total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t 5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ktoons: Freeze Frame Frenz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emned 2: Bloodsh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Homecom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and the Spooky Swam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Blood Mone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Four: Rise of the Silver Surf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te 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king: Battle for Asg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Brother Be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er Bl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Tanx: Global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ert Ludlum's The Bourne Conspir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od Om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 Gia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l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: Dawn of the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il Dead: Fistfull of Boomsti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Unlimited World 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ney Tunes: Acme Arsen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dhun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lord: Dark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: Shadow of Dark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o &amp; Stitch 2: Hämsterviel Havo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Snake Eater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version 2.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Evil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r: The Reckon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ibblenauts: Unlimit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: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Escape 2 Afr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: The Age of Dem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lden Comp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Prisoner of Azkab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ging for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te 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 Ninj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orgotten Sa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: Total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Friend or F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Classic Creep Cap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-Man Worl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hono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ed for Speed: The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ark of the Mo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Prince Casp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Z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: Last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: Rise of the Underm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Shattered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mtaro: Ham-Ham Heartbr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Z-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bix Robots for Everyone: Clash 'n' Ba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assic 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tical Ninja starring Goem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an's Power Rangers: Lightspeed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dle-Earth: Shadow of Mord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Vo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 (2013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 Sho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 And Fl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member 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ouchu: Densetsu no Shinobi to Survival Battle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 Ninj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Rise of Sin Tz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Tarzan: Return to the Jung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 Ninj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Flight of the Falc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Budokai Tenkaichi 2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Dead Ai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: Jet Fu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: The Yellow Aven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an's Power Rangers: Lightspeed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 Jam Ic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: At World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5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Last Airbender - The Burning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 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ew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 2 Adv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 Ri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's Retur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bi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o: Elements of Pow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 Sam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6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Voy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Tintin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 Movi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HD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k Hei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y Tan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of the Caribbean: At World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 Sam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de to Bl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 at the Museum: Battle of the Smithson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Musou 3 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Bl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Revenge of the Fallen (DS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ary Dom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thtrap Dunge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Rise of a Ninj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Treasure Plan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l of Honor: Warfigh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SuperSl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ic Boom: Rise of Lyri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Downp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 at the Museum: Battle of the Smithson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First Fr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 of the Samurai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Tan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neas and Ferb: Across the 2nd Dime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bi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01 Touch Gam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 Axe: Beast Ri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ims Sky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: Xtreme Legends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2: Off the Rec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 II: Threeedeep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b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of War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lor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2: Battle Nex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ktoons: Movin'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 Axe: Beast Ri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tz: Girlz Really R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lor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Asylu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Bl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dered: Soul Susp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, Diego, Go!: Great Dinosaur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ckMania Turb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Sands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tr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kenstein's Mons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hun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Time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Archives: Resident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4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neas and Ferb Ride Ag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Gol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Episode III: Revenge of the Si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atrix: Path of Ne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rtal Kombat: Shaolin Mon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: Last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Vo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. Seuss: How the Grinch Stole Christm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SS Pinb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Games in 1: Disney's Brother Bear / The Lion King 1 1/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: 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3.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ko Drum Master: Don and Katsu's Space-Time Great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ims Sky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Battle Network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untain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ce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t Mach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bl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s vs. Ali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Shattered Mem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Stitch: Experiment 62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te 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ktoons: Battle for Volcano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Unlimited World 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 World War: Land, Sea, Ai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S Rem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The Brave and the Bold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os Leg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ney Tunes: Duck Amu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mC: Devil May C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 Kiwa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: Samurai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 Unlimited Cruise S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 Yu Hakusho Ghost Files: Spirit Detect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3: Ninety-Nine N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Air Attack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Friend or F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uite Life of Zack &amp; Cody: Circle of Sp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ding Nemo: The Continuing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k T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The Brave and the Bold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ef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 Ninj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: Dons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Sacrifice Del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Strike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Rival Swor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 Unlimited Cruise 2: Awakening of a H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Alien Force: Vilgax Attac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ed for Speed: The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haw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eval Moves: Deadmund's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s: Memories of Celce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FA Soccer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t F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torm: The Hundred Years'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: Chop Till You Dro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ktoons: Battle for Volcano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ic Boom: Shattered Cryst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Pirate Warrior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unish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ark of the Mo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the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haddai: Ascension of the Meta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y Guy: Back to the Multive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tz: Super Baby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Zh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lden Compa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: Dawn of the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GT: Transform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Ground Z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Reign of Apocalyp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4: Flame 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ren: Blood Cu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II: Discove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: Metal Ma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de Hits: Frisky T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ass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rd of Dark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nah Montana: Spotlight World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Treasure Plan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s of the Damn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The Lion, The Witch and The Wardrob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: Attack of the Twonk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2: Restless Dream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Heroes II: Twin Kings and the Prophecy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anronpa Another Episode: Ultra Despair Gir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Cybertron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na Jones and the Staff of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 Effect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k and the Guardians of Gro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e Crime: New York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The Infinity Gauntl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2: Off the Rec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p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: Badass Rum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r. Do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Zelda: The Minish Cap(weekly 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2: Dual Shock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y Toon Adventures: Plucky's Big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 M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Deadly Sil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Evil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cky: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ag Cap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Tintin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of Ro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hoku Daigaku Karei Igaku Kenkyuusho - Kawashima Ryuuta Kyouju Kanshuu - Mono Sugoku Nou o Kitaeru 5-Funkan no Oni Train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nguins of Madagasc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and the Spooky Swam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Origins Blackg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ly Premon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te NES Rem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Sig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man Retur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Nex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tion Armored Liber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ry McIlroy PGA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7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1 Streetb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ry Birds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re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e: Viking Warl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katsu! 2-nin no My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rats: I Gotta Go Par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on Break: The Conspir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 vs. Jimmy Nega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Trap Te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na Jones and the Staff of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: Battle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mare Crea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: Is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na Jones and the Staff of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Double Age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s vs. Ali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c NES Series: Bomber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Last Airbender - The Burning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er Jackson's King Kong: The Official Game of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's Journey: The Forgotten Reli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Trek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Jung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d: The Demon's F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o &amp; Sonic at the Rio 2016 Olympic Gam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I: The Clon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HL 08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Archives: Resident Evil Z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uite Life of Zack &amp; Cody: Tipton Trou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y Guy: Back to the Multive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Escape 2 Afr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owerpuff Girls: Chemical X-Tra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HL 08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6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Edge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Outf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x 64: Enter the Geck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ummy: Tomb of the Dragon Emper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Abs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Destin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 Zero: The Place of Oa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orgotten Sa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y'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tt Ugly Martians: B.K.M. Bat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Tintin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Ninjago: Shadow of Ron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gari Boushi to Oshare na Mahou Tsuk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 the Etern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: Battle Brawl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ma Onimush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Pol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Shattered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er Jackson's King Kong: The Official Game of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ik: Rise of Perath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Aragorn's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(US &amp; Other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: Battle Brawl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nt L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bo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Air Comb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Battlefield Record U.C.008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 Ri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chet &amp; Clank: Going Commando (JP weekly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Destin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ura's Wra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6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 9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chanbara Z2: Chao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vert Ops: Nuclear Da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I. Joe: The Rise of Cob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ly Pocket: Super Splash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ro Sam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Book of Mem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c Mickey 2: The Power of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Escape 2 Afr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: Climax U.C.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fy the Vampire Slay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 Seiya: Sanctuary Ba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rls Mode 3: Kirakira Co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phalt: Inj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Rebor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corpion King: Rise of the Akkad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ney Tunes: Acme Arsen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: Ultimate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Strike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ect Weap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Edge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ly Crea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Heroes II: Twin Kings and the Prophecy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ss in Bo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y Fest presents: Movie Gam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ou Orochi 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: Ninja Council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ji: Dawn of the Sam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ical Dep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tz: Girlz Really R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 2: Universal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Star Kar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ran Kagura: Estival Ver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gue O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ion: The Legend of Excalib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kijouban Macross F: Sayonara no Tsubasa - Hybrid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rtan: Total Warri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er is Dea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Trek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ct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The Infinity Gauntl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attle Chronic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ball Senki Boo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tsune Miku: Project Mirai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3 Ut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ny Phantom: The Ultimate Ene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zy Climb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: Total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Se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ss in Bo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HD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s vs Predator: Requie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: Groom and Glam Pu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Shadow Assass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ass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Hunter All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5-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uffer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6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page 2: Universal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Alien Force: Vilgax Attac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I. Joe: The Rise of Cob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d: The Demon's F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evast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Russia With Lo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agical Quest Starring Mickey and Minn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Ninja Counc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ie Chan: Stuntmas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Mystery Mayhe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SuperSl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lor Mo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Pirate Warrior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 Re:Digitiz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: Dragon Sw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ark of the Mo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aster Repor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kiba's Trip: Undead &amp; Undress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CW Backstage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kijouban Macross F: Itsuwarino Utahime - Hybrid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tz: Girlz Really R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Return From Dark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on Break: The Conspir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The Phantom P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I. Joe: The Rise of Cob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: Rise of the Dark S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ran Kagura 2: Deep Crims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Prince Casp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dding Da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peOut 3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nic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mpire R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 of the Samura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s Ex: The Conspir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Be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SRF: Jet Set Radio Fu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Airbe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: Snowbli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il Dead: Regener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Comic Comb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Console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 VForce: Super Tournament Ba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tle Battlers eXperience: Baku Boo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rchy Reig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Ninjago: Shadow of Ron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Ri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kkyou Powerful Pro Yakyuu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Wild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k on Titan (KOEI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 G-R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 3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t 5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2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: Revenge of King Piccol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Syndic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 of the Samurai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ain America: Super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ohyou 2: Ryu ga Gotoku Ashura H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ro Sam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More Heroes: Heroes' Paradi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The Lion, The Witch and The Wardrob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e of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Under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Russia With Lo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Spac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 Wish You A Merry Christm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k T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3: Mutant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zzle &amp; Dragons X: God Chapter / Dragon Chap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eeping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gotten Realms: Demon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man King: Spirit of Sham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and Jerry in House Tra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Time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y Gu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Warrior Wit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Comic Comb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dator: Concrete Jung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: Metal Fusion - Battle Fortr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peOut 3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reat Escap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: Last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HD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w II: Flesh &amp; Bl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: Dawn of the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uchuu Ouja Mushi King: Greatest Champion e no Michi 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piderwick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otopia: The Timestone Pirat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hu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er Jackson's King Kong: The Official Game of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at Phoenix Wright: Ace Attorney - Naruhodou Ryuunosuke no Bouk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te's Infern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ed for Speed: The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cy of Kain: Def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otic: Shadow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Shattered Dimens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Blackli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Battride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ary Dom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Surf &amp; Skate Roadtri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n Colle K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go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Console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roFighters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Magic Worl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2: Battle Nex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u 4: Ichinen Sens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s of the Damn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BA 2K1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: Legends of Tro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l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Heavy Rain and Beyond: Two Souls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Resurr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Fatal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Prisoner of Azkab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s vs. Ali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 Men: The Spor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Calibur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e of the Kas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unchab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rd Super Robot Wars Z: Tengoku-H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eet the Robins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guin no Mondai X: Tenkuu no 7 Sens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corpion King: Sword of Osir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ie Chan Adventures: Legend of the Dark H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 the Tasmanian Tiger 3: Night of the Quink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od Om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lade: Wrath of Fi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: State of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asures of the Dee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War in the No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Airbe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na Jones and the Emperor's Tomb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fy the Vampire Slayer: Chaos Blee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ngling Bros. and Barnum &amp; Bailey Circ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The Lion, The Witch and The Wardrob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: Dragon Blade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per: Friends Around the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otic: Shadow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 Effect 2: Retro Hel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to Train Your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member 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HD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's Aven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SuperSl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Prince Casp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ing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Friend or F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: Dark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 Hel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tterho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Comic Comb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ark of the Mo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Mad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s: Infest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 4: The Ro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zilla (2015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: The Age of Dem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bl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cury Meltdown R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l Break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Seed Destiny: Generation of C.E.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ed Metal: Small Braw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Under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hazard: Revival Se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ain America: Super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: 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The Infinity Gauntl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uffering: Ties That Bi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Lantern: Rise of the Manhun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U: Action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rytale F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ronicles of Narnia: Prince Casp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ursed Crus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rim Adventures of Billy &amp; Mand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Command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kkaishi: Karasumori Ayakashi Kid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 Zero: The Place of Oa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The Official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e Crime: New York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dolm@ster: Shiny Festa - Honey Sound / Funky Note / Groovy Tu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: Dawn of the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men: The End is Nigh - The Complete Experi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magotchi no Narikiri Chall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Unlimited World 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ngling Bros. and Barnum &amp; Bailey: Circus Fri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Destruction League: Thunder Tan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ding Nemo: Escape to the Big Bl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Director's Cut: Dual Shock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Aragorn's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3 II: Ninety-Nine N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adKi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cross Ultimate Front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suit Force: Extreme Just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r: The Reckoning Redeem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 Movi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ef: Deadly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Pr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Be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: Rise of the Dark S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rytale F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mes Cameron's Dark Ang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: Armagedd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Assault Surv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Home on the Ra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k: Mojo Mistak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mare Creature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wo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s vs. Ali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ntry Dance: All St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rfield: Lasagna World 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Destruction League: Thunder Tan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t Down: Fists of Venge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oad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e of Emergen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 Battle Brawlers: Defenders of the C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Beyond: Return of the Jo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boy: The Science of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untlet: Dark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 Kiwa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ikko Gurashi: Koko ga Ochitsukundes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 Animated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tterho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ro: Shadow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ran Kagura: Estival Ver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rchy Reig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 Battle Brawlers: Defenders of the C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r. Do!'s Cas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th Tra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 Ambu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: Extreme VS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LB 16: The Sh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otic: Shadow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 - Amazing Allies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haddai: Ascension of the Meta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: God of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h of the Tita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ound the World in 80 Day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ious Ge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eval Gam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Console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d Adventures: Sky Capt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American Dragon Jake Long: Attack of the Dark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and Jerry: Infurnal Escap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torm: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owulf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 II: Crimson Butterfl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ry Birds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: Rise of the Underm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dered: Soul Susp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: Chronicle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ld Thornberrys: Chimp Cha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owerpuff Girls: Chemical X-Tra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 Bum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: Origin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dolph the Red-Nosed Reinde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obido 2: Tales of the Ninj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ger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k and the Guardians of Gro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Lord of the R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 Double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w II: Flesh &amp; Bl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dolph the Red-Nosed Reinde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WE '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: The Pantheon Sa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mind: Ultimate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ce Cam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ran Kagura: Sh?jo-tachi no Shine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te Spider-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t of the North Star: Ken's R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assic Park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-Man: Power of Graysku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g Commander III: Heart of the Ti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orgotten Sa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ly Premon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otic: Shadow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Ground Z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sure Coo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Tintin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ny with a Ch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dered: Soul Susp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enstein: The Old Bl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Terminator: Dawn of F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: Katan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The Infinity Gauntl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: Rise of the Underm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cret Saturdays: Beasts of the 5th S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The Lion King: Simba's Mighty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: God of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Four: Rise of the Silver Surf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Eye 007 (2010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kkyou Powerful Pro Yakyuu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reaker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Sands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ids: Battl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er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ursed Crus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Friend or F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 - Mirror of F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rd Super Robot Wars Z: Tengoku-H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 Battle Brawlers: Defenders of the C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 Squarepants / Fairly Odd Parents Double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ger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'ai Fu: Wrath of the Ti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ace Kane's Candy Fac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ws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The Official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rface: The World is Yo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oby-Doo! Mystery Mayhe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Baseball Spirits 201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ious Ge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Peace Walker H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 Hulk: Ultimate Destru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Two Thro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-Fu: High Impa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Be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: Ish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Nightmare Troubadour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chan: Tsukutte! Asonde! Punipuni Town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: God of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 Battle Brawlers: Defenders of the C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hi Monsters: Katsuma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f: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bbed by the Ghoul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eption IV: Blood T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Explore the Dungeon Because I Don't Know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Super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Fifth Eleme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unted Ho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I. Joe: The Rise of Cob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Musou 3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hono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I. Joe: The Rise of Cob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 2.0: Marvel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Edge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u 5: Otoko no Houso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the Guardians: The Owls of Ga'Hoo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roy All Humans! Big Willy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 Ryu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ran Kagura Burst: Guren no Sh?jo-ta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minator 3: Rise of the Machi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gi Bear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reaker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y-Kate and Ashley: Winners Circ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ka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Blood Mone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ikko Gurashi: Omise Hajimerundes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 Fighters: Viggo's Rev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ru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 Spin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Da Vinci Co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 Sho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hinx and the Cursed Mum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ing Simulato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imusha Essentia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Blad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to Train Your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ur Shape: Fitness Evolved 20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CW Backstage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 FREA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 Defense Force 2: Invaders from Planet Sp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yakuten Saiba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 Gia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m Henson's the Muppets: On With the Show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unter Diary: Poka Poka Airou Village D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o Crisi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be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go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Pr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7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Jedi Power Bat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-Gi-Oh! Nightmare Troubadour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Blad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ber Sl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 Cry: Prim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Blue: Chrono Phantasma Ext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 Factor: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Last Airbender - The Burning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I. Joe: The Rise of Cob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The Prophe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Party: Champ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y-Kate and Ashley: Crush Cour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Quantum of Sol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yuta no Kise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alot 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 FREAK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 Play: Circus St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rouni Kenshin: Enjou! Kyoto Rin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evast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o Truck Simulator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mC: Devil May C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peOut 3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er Jackson's King Kong: The Official Game of the Mov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ce Cam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gan: Battle Tra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gue O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Green Rog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man: The Man of Ste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Baseball Spirits 201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uchuu Ouja Mushi King: Greatest Champion e no Michi D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Robot Wars B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roy All Humans! Path of the Fu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Lethal All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Surf &amp; Skate Roadtri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k on Titan (KOEI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: Kizuna Dr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go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: 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Cas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 2: Silent Assass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Lantern: Rise of the Manhun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uching Tiger, Hidden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Double Age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ogi: Myth of Dem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chanbara: Bikini Samurai Squa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Quest Heroes II: Twin Kings and the Prophecy's 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Lantern: Rise of the Manhun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2: Battle Nex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War for Cybertron -- Deceptic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lord: Raising H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the Guardians: The Owls of Ga'Hoo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magotchi no Pichi Pichi Omisec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Arkham Kn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ult: Retrib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3 Ut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rtan: Total Warri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ity Rush Remaste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ation Classroom: Grand Siege on Kuro-sense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5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 Ri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2: DC Super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: God of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: Dawn of the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: Arcade Att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Gundam Rebor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ctorious: Time to Sh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: Rise of the Dark S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: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Refle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Avengers: Battle for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eeping Do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dou Senshi Gundam Seed Battle Destin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zilla Unleashed: Double Sma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cure: The Afterma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idor: Defenders of the Outer Dime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attle Roy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Pirate Warrio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Blackli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diator Be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Kamen Rider: Rider Gener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chanbara: Bikini Zombie Slay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dead Kn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V: Heavensw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Aragorn's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Memories: Tatakai no Kio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mind: Ultimate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ijuu Bu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Side Story: Missing Lin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ious Ge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Shadow Assass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 of War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er is Dea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y in the Ho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cross Triangle Front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reaker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 Princess: Fistful of Cak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San Andre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Rival Swor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e/Extra CC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diator: Sword of Venge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 Days to D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a no * Prince-Sama: All St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nguins of Madagascar: Dr. Blowhole Returns - Agai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dea the Sky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Tagmension Blanc + Neptune VS Zomb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ws: Ultimate Predat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eption IV: Blood T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Curse of Darkn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Edge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sh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Aragorn's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gi Bear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fy the Vampire Slayer: Chaos Blee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3: Mutant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go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t 5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p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M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Re;Birth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ny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ttaman DS: BikkuriDokkiri Daisakusen da Ko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Four: Rise of the Silver Surf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 Definitive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hinx and the Cursed Mum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kuz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eJam &amp; Earl III: Mission to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Knights' Kingd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o Game Chall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 Catch PreCure! Oshare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 Du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: Multi Rai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ttl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ubbs the Zombie in Rebel Without a Pul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Dark Tomor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: Maiden of Black Wa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ims Sky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Rise of Sin Tz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uperCharg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 vs Sp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al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d Fe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kiba's Trip: Undead &amp; Undress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angeki no Reginleiv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zimals: The Lost Trib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-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-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rina The Teenage Witch: Potion Commo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: Super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Run For Money Tousouchuu Atsumare! Saikyou no Tousou Monota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bor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piderwick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Lantern: Rise of the Manhun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: Naruto vs. Sasuk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: Snowbli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 Boy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uchuu Ouja Mushi King: Super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dventures of Jimmy Neutron Boy Genius: Jet Fu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-Man Worl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 6 Spec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nguins of Madagascar: Dr. Blowhole Returns - Agai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 Repl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ss in Bo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&amp; Rob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pper Att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ghting Force 6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ef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 at the Museum: Battle of the Smithson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evast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KB48+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t 5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nado Outbr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 Boy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 Men: Rise of the Fung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corpion King: Rise of the Akkadi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 Little Sister Can't Be This Cute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ant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-ON: The Grud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kiba's Trip: Undead &amp; Undress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: Mob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Con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boy: The Science of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dered: Soul Susp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Destin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s &amp; Dogs: The Revenge of Kitty Gal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steria Hospital: Emergency W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: Rise of the Dark S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goku: The Tower of Purga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Adv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: Double Trouble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Convi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 3D: The New E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 Defense Force 2: Invaders from Planet Sp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First Templ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The Official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Age: Universe Accel / Cosmic Dr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ou Shinki: Battle Masters Mk.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 Bros: Tokyo Battle Roy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Finn &amp; Jake Investig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Battride Wa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ko no Tatsujin: V Ver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ia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 2: Wii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Corps of H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verse at War: Earth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Chaos The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dou Senshi Gundam U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Lantern: Rise of the Manhun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be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tory of Noah's 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 Boy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th By Degre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Chronicles 2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rica's Next Top Mod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lsh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Destiny of Zor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t Wheels Ultimate Rac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H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r: The Reckon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rban Chao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 Spor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iba: Ninja Gaiden 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The Official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ority Report: Everybody Ru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Hacker: Kakuse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Kamen Rider: Rider Generatio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Prototype 2]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 Hel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 Movi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see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 Runner 3-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 World War: Team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Deathly Hallows - Par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 Hero Squad: The Infinity Gauntl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il Dead: Fistfull of Boomsti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 Defense Force 2025.1: The Shadow of New Despai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Lethal All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tor Rex: Agent of Provid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dator: Concrete Jung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e Lyoko: Quest for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cky: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cret Saturdays: Beasts of the 5th S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Stone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: God of Thun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o Game Challenge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Toy: Operation Sp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Refle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tsee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chmen: The End is Nigh Part 1 &amp;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ims Sky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landers: Spyro's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 vs. Wi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hnny Bravo in The Hukka-Mega-Mighty-Ultra-Extreme Date-O-Ra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d Qui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torm: The Hundred Years'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Planes Fire &amp;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ority Report: Everybody Ru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re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ws: Ultimate Predat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Aladdin in Nasira's Rev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ko no Tatsujin: Don Don! Mystery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: The Video Game (DS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ny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reaker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Fight Beybl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chi Mainichi Tamagot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h PreCure! Asobi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ygar: The Battle of Arg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co McQueen: Firefighter Extre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Vo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ed Beast: Guardian of the Realm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 and the Magic of Pega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Finn &amp; Jake Investig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mon World: Next Ord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Console Version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rew: Wild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tor Rex: Agent of Provid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Bl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mobil Pirat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rls und Panzer: I Will Master Tanke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mobil Circ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 Jam Fight For NY: The Takeo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roy All Humans! Path of the Fu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evast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ek SuperSl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cret Saturdays: Beasts of the 5th S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land Xtreme Stu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ung Justice: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kemon Rumble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n Chao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GeD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E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Art Acade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hun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cure: The Afterma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ven: Molmorth no Kiheit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 Boy: Omega Fact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Beyond: Return of the Jo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nel B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owulf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on Man-Operation Extre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nado Outbr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t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u 2: Full Thro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ummy: Tomb of the Dragon Emper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Edge of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More Heroes: Red Z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ummy: Tomb of the Dragon Emper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yon Shin-Chan Shokkugan! Densetsu o Yobu Omake Daiketsusen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 Se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Re;Birth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uffering: Ties That Bi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kkyou Powerful Pro Yakyuu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y Feet Tw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: Red Hot Rum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4: Sumerag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mper: Griffin's S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 the Tasmanian Tiger 3: Night of the Quink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nic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ape Dead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Finn &amp; Jake Investig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ss in Bo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: Xtreme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 Cent: Bulletproo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gotten Realms: Demon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nguins of Madagascar: Dr. Blowhole Returns - Agai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The Secret of the Nameless Kingd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ights Contra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: Rise of the Underm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lotte's Web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be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er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nguins of Madagascar: Dr. Blowhole Returns - Agai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 Bo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oko's Basketball: Ties to Fu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a Croft and the Temple of Osir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ape Dead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cue Heroes: Billy Blaz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piderwick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slan: The Warriors of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cret Saturdays: Beasts of the 5th S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 Russia With Lo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 Hyp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dou Senshi Gundam 00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ain America: Super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com Mini: Adventure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rica's Next Top Mod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o Kitty: Roller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the 3D Ba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zilla Gener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bidden Sir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Resurr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Travelers Sen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hi Acade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ijuu Busters Powe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bread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 III: The Torment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ro: Tsukihami no Kam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ven Samurai 20X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Pandora Tomor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.O.P.: The Recru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Explore the Dungeon Because I Don't Know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nado Outbr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The Secret of the Nameless Kingd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ego's Build &amp;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ney Tunes: Acme Arsen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enstein: The Old Bl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y the St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ights Contra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a no Prince-Sama: All Star After Secr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Under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ester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 Defense Force 201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Sentai Battle: Ranger Cro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 vs. Wi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redible Cri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eet the Robins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: Nobita and the Island of Mira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kijouban Madoka Magicka: The Battle Pentagr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man: Shadow of Apokoli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Musou 3: Moushou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Dark Tomor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ney Tunes: Galactic Spor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First Templ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bl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Dance: Disney Part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adKi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kyrie Drive: Bhikkhun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ntama: Gin-San to Issho! Boku no Kabuki Machi Nik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ycar Series 200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Vo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il Dead: Regener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: Ripti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the Guardians: The Owls of Ga'Hoo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 Destru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ous Ji-San to 1000-nin no Otomodachi Yokoshi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ily the Strange: Strangero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s in the Atti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iel X: The Ultimate Pow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rban Reig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3: Neme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 vs. Wi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the Guardians: The Owls of Ga'Hoo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key H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yo Beat 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end of Kag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Chronicle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V: The Phantom P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aster: Day of Cri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man Retur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ola Kanshuu: Model Oshare * Audition Platin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: Legendary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tor Rex: Agent of Provid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attle Tactic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 Gun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1 Streetb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Finn &amp; Jake Investig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Z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ai: Elemental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rising 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ou Shinki: Battle Ma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: Mutants in Manhatt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zimals: The All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Dance: Disney Part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yuu Densetsu Yaib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Center CX: Arino no Chousenjou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Bob's Truth or Squ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Chaos The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~ricchi! Tamagotchi no Puchi Puchi Omisec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mes Cameron's Dark Ang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Rancher Battle Card: Episode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mper: Griffin's S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com Mini: Nazo no Murasame-J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unting Grou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nad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ns: The Fight For F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Hill: Origi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 Radi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cFarlane's Evil Prophe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ttai Zetsumei Toshi 3: Kowareyuku Machi to Kanojyo no U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Blue: Chrono Phantasma Ext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Savi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ntama DS: Yorozuya Daisoud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yon Shin-Chan: Obaka Daininden - Susume! Kasukabe Ninja Tai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 Se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: Nobita to Himitsu Dougu Hakubutsuk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pha and Omeg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wo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yon Shin-Chan: Densetsu o Yobu Omake no To Shukkugaa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: Rog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rtan: Total Warri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F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ver City Ransom E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tor Rex: Agent of Provid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ry Tail: Zelef Kakuse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k! Tank! Tank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eet Fighter II': Special Champion Edition (JP weekly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chan: Minna de Odekake! Waku Waku Hoppe Land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ass the Game 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oldiers: War Ch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t Alchemic Dr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zilla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DS: Fighter's Ba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Blood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hi Monsters: Katsuma Unleash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fighter F.D.18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ga Man X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igh: New Ghoul in Sch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owerpuff Girls: Relish Ramp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an Wak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 Heroe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se by Norsewest: The Return of the Lost Vikin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Dance: Disney Party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Lucky * Star: Moe Drill ~Tabidachi~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ret Service: Ultimate Sacrif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ex Rider: Stormbre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 Labyrin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mmerin' H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: Armagedd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H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Chan: Las Nuevas Aventuras Para Wii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allen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Rise of Sin Tz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ture Card Buddy Fight: Yuujou no Bakunetsu F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guins of Madagasc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The Official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: Rise of the Dark Spar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y Men: Green Rog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: 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: Unlimited World 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ectici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ger Advance: The Great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eets of Rag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Force Awak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uki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EGO Movi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ape from Bug Is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noBrea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nic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agical Quest 2 Starring Mickey and Minn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kki Tousen: Xross Impa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let Gir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tsukete! Keroro Gunsou: Machigai Sagashi Daisakusen de Arimas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Chronicles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V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Book of Unwritten Tales: The Critter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ka Rescue Patr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K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der Up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 3: Beyond Got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com Mini: Balloon F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u Gekijouban Keroro Gunsou 3: Tenkuu Daibouken de Arimas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chet &amp; Clank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Pandora Tomorro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 Center CX: 3-Choume no Arin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K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t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 2.0: Killer Ap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hammer: Battle For Atlu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Shov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tor Rex: Agent of Provide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g of the Dee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rth Defense Force 2017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x Club: Quest for the Code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's Thi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kou Heidan J-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 and Her Sisters Puppy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nen Jump's Shaman King: Legacy of the Spirits - Soaring Hawk/Sprinting Wol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ssen Pachislot Secrets! Fist of the North Star F - Seikimatsu Kyuuseishu Densets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ola Kanshuu: Model * Oshare Auditio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d Fe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 00: Gundam Mei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reat Escap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: Destin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: Social O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upoto Cool Cool St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zy Chicken Ta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gane no Renkinjutsushi - Fullmetal Alchemist: Yakusoku no Hi 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: Rise of Sin Tz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 2: Off the Rec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mobil Knigh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zotoki Battle Tore! Densetsu no Makyuu o Fukkatsu Saseyo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rouni Kenshin: Meiji Kenyaku Romantan - Kans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member 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ny: Can I Really Be The Hero? (US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Blue: Chrono Phantasma Ext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le PreCure! Let's Go! Marchen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aolin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 Gun: Hard L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Planes Fire &amp;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k on Titan (KOEI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ckTales: Remaste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Batman: The Video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ckMania Turb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3: Mutant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cury Melt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 Hi Puffy AmiYumi: Kaznapp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- Code: Veronica 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6: Lost Bord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: Nobita no Uchuu Eiyuu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mper: Griffin's S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: A Warrior's T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satsu Kyoushitsu: Assassin Ikusei Keikaku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 Danger!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n 2.0: Killer Ap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ins;Gate: Hiyoku Renri no Darl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ain America: Super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gege no Kitarou: Youkai Daigekis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-Police: Weapons of Just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Kamen Rider: Rider Generatio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: A Warrior's Ta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ken Hel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abote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: Legends of Tro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II: Back from the Sew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mpire Rain: Altered Spec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rge: H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wo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dered: Soul Susp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ce of the Three Kingdoms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 Flame Rumble XX - Kessen! Shin 6 Chouk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imorphs: Shattered Real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minator 3: Rise of the Machi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ant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: Double Age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angelion: J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Jack: The Shadow of A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 Kabut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s of Az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geon Keeper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tiful Joe: Red Hot Rum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kuouki: Yuugi Roku Ni - Matsuri Hayashi to Taishita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ntama no Sugoro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Aragorn's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Bots: Beyond the BattleBo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al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men Sandiego: The Secret of the Stolen Drum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K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ain America: Super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HL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ight: Streetwi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Battride War Gene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diator: Sword of Venge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aolin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Dou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ckTales: Remaste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ter Sl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ren the Wanderer 5 Plus: Fortune Tower and the Dice of F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 Ecko's Getting Up: Contents Under Press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od Om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 5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chiTora! Abarenbou Kyoushi in High Sch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Finn &amp; Jake Investig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4-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a no Prince-Sama: Music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Prince of Tennis: Go to the To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yuden Sentai Kyoryuger: Game de Gaburincho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mino Rall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Champloo: Sidetrack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: Mutants in Manhatt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: Shinuki Max! Vongola Carnival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Fight Beyblade: Bakugami Susanoh Shuurai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na no Enni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d: The Demon's F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y Soldiers: War Ch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s in the Atti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e Lyok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to Legends Power U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: Dark Secre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Jo no Kimy? na B?ken Fantomu Buradd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sumiki: Block Drop Man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 5 Spec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ogi 2: Immortal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K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wberry Shortcake: Strawberryland Gam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steria Hospital: Emergency W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y Toon Adventures: Toonenstein - Dare to Sc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minous Arc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tamara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nd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monogatari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roro Gunsou: Enshuu da Yo! Zenin Shuugou Part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iwaz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m Henson's Muppets in Spy Muppets: License to Cro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The Hobbi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Finn &amp; Jake Investig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n the Wa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ive Conan: Prelude from the P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. Seuss: Green Eggs and H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4: Sumerag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iba: Ninja Gaiden Z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ld 0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 the Tasmanian Tiger 3: Night of the Quink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on Network Rac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gue O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1 Grand Pr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 2: The Adventure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ound the World in 80 Day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rim Adventures of Billy &amp; Mand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Explore the Dungeon Because I Don't Know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torm: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wntown no Gaki no Tsukai Yaarahen de!! Zettai ni Tsukamatte Haikenai Gasu Kurobikari 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ny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 Life: Gang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Vol.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ret Serv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 Frame II: Crimson Butterfly Director's Cu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Battride War Gene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go Chara! 3-tsu no Tamagoto Koisuru Jo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: Gat out of He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Eater: Plot of Medus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ist Crush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: Uzumaki Chronicles 2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ver Kids: Creepy Crawl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ghtCaster II: Equino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e-Sama Kingdom: Koi no Manga mo Debut o Mokushise! Doki Doki Love Less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t &amp; Furious: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MN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Four: Rise of the Silver Surf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mo-Coco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 Love-Ru Trouble Darkness: Battle Ecstas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kuouki: Bakumatsu Musou Ro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slan: The Warriors of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uble Dragon Adv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tastic Four: Rise of the Silver Surf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 Kiwa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tar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Fri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ny Phantom: Urban Jung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ld Trigger: Borderless Mis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ult Rig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s! PreCure 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HAW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well Conspiracies: Aliens, Myths &amp;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Island Definitive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ace Kane's Candy Fac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tseek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u Gekijoban Keroro Gunsou: Gekishin Dragon Warriors de Arimas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al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Head F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mk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eet the Robins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 Fi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Director's Cu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 Shoo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wel Quest 5: The Sleepless St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wamushi Ped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-X Land: Theme Park de Asobo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: Dairansen! Kage Bunshin Ema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murf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Ninja: End of Hon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uden: Shinobi Retsuden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ny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Rules: Get Ph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 Daisu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Indiana Jones: The Original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aemon: Shin Nobita no Daimakyou Peko to 5-nin no Tanken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vincible Iron 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rain no Chika Meikyuu to Majo no Ryod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en Shao: Demon Swo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mobil Top Agen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Battride War Genes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cket P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ub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il May Cry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at Battle Full Bl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 (2016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 Days to D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i Doki! PreCure Narikiri Life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ity Falls: Legend of the Gnome Gemul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 of the Samurai 2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boy: The Science of Evi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onel Trains: On Tr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wo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-Konjou Shougakussei: Bon Bita - Hadaka no Choujou Ketsusen!! Bita vs. Dokuro Dei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 to Maou to 7-nin no Himegimitachi: Shin Ousama Monogatar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on Flu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aoni: Yume no Tsudzu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Go's Crazy Bon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: Vice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okami Kakus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kou Heidan J-Phoenix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Musou 3 Z Spec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Operation Raccoon 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amous: First Ligh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 Diego Go!: Safari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Da Vinci Co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 Boy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Revel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dow of the Colos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dhunter: Redemp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hase: Felix Meets Felic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c's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Blue: Chrono Phantasma Ext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ce of the Three Kingdoms 1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ki Yuna is a Hero: Memory of the For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rface: The World is Yo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e Suit Gundam: Mokuba no Kise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g of the Dee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dam Battle Onl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l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igh: New Ghoul in Sch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let Girl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com Remix Best Cho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Vol. 2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umei Sentai Go-Bu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ints Row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Prisoner of Azkab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Jurassic Wor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: Advanced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Ripping Fri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dea the Sky Soldi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ter x Hunter: Wonder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Army W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o no Exorcist: Genkoku no Labyrin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ckTales: Remaste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riors Oroch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igh: New Ghoul in Sch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 Gir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ority Report: Everybody Ru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ki no Kizuna: Sekigahara Kit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mby vs. the Astrobo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HL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3: Mutant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 - Rever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tdown: Fists of Venge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lu de Puzz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t Potato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 and Her Sisters Puppy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guins of Madagasc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oshitsuji: Phantom &amp; Gho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: Duels on the High Se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gis of Earth: Protonovus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o Kitty: Roller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: Blood Mone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Chronicles: Chin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ursed Crus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ive Conan: Prelude from the Pa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nture Time: Explore the Dungeon Because I Don't Know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t &amp; Furious: Showdow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enators: Evolution Continu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chanbara Z Kagu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 Gun: Hard L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erix &amp; Obelix: Kick Butti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unty Hou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e Bears - Care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n in a Game Listen to Me Girls. I Am Your Father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boboubo Boubobo: Ougi 87.5 Bakuretsu Hanage Shink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y Danc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kkaishi: Kokubourou no K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me Goma: Shiro to Kuro no Meikyu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uching Tiger, Hidden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h of Elementalis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r Drive: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olik Lovers: Dark F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: Mutants in Manhatt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le Assault 3 featuring Gundam Se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man Forever: The Arcad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ive Conan: Phantom Rhapsod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&amp;Ms Shell Shock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-On! After School Live!! HD Ver.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lor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ung Justice: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ing St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: The Forgotten Sa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by League Liv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Gotham Racing 2 (JP weekly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kiyo no Shis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Binding of Isaa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 Special Forc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ving Legends: Frozen Beau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.hack: Sekai no Mukou ni + Vers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Hide &amp; Snea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 Danger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Rancher Hop-A-Bou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roid Prime: Federation 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licio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iko: Ultimate Surviv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igh: New Ghoul in Schoo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Good Librarian Like a Good Shepherd: Library Par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ce Fac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Heart: Fire &amp; Stee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 Gun: Double Pe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Para &amp; Pretty Rhythm: PriPara de Tsukaeru Oshare Item 1450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adKi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llmetal Alchemist: Brotherho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kuoki Zuisouroku Omokage Han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my 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atou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t Camp Acade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Half-Blood Pri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e Lyoko: Quest for Infini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kkaishi: Kokubourou Shuur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go Chara! Amunonijiro Chara Cha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leon: Islands of Myste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on Night 6: Lost Bord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ho Lib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ikore Photo Kano Ki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d Apple Wa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Devast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yuzaengi: Engetsu Sangoku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 Online: Kamishou Ranb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shisasu-Kun: Battle Kas-tiv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 Alien: An Intergalactic Puzzlepalooz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boomafoo: Leapin' Lemurs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anuts Movie: Snoopy's Grand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 Rangers Super Megafor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: Mutants in Manhatt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lie Blasts Territo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e Geass: Hangyaku no Lelouc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wnstream Panic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: Ore ga Boss! Saikyou Family Tais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: The Force Unleashed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ss Natasha: Student, Secret Agent,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ious Geo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: Showdown of Legendary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07: Quantum of Sola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asy Star Online 2: Episode 3 Deluxe Pack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yblade 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t of the Ap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magatoki: Kaidan Rom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: Legendary Warrio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nashi no Game 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ung Justice: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be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storm: Nightma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gurashi no Naku Koro ni I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asure Gaust: Gaust Diver Crimson Red / Deep Purp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d Run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kido Advance: Kintaro's Rev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n It Arou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k on Titan (KOEI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fy the Vampire Slayer: Wrath of the Darkhul K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 Hero Academia: Battle for 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by League Liv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s vs. Alie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each DS 4th: Flame Bring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ific Liberat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blad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ng: King of Atlant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dou Senshi V Gunda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bare Goemon: Toukai Douchuu Ooedo Tengurigaeshi no Ma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ettlers II 10th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chanbara Z Kagu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dolM@ster: Gravure For You! Vol. 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 (2016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rets of the Titanic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ukanaru Toki no Naka de 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Warrio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ius Burst: Chronicle Savio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hazard: Revival Se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e of Persia (2008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Duper Sumo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detama: Hanjuku de Tanomuw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Trek: The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ast Gu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ntama: Banji Oku Chuub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gis of Earth: Protonovus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izoku Sentai Gokaiger: Atsumete Henshin! 35 Sentai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wel Quest 5: The Sleepless St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ger &amp; Bunny: On-Air Jack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 Evolution Soccer 201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eka Seven AO: Jungfrau no Hanabanata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 Wars The Clone Wars: Republic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t's Sing 201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fy the Vampire Slayer: Chaos Blee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thers Conflict: Passion Pin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 Frogger: Toy Tria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t Grind Radi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ke Witches: Aoi no Dengekisen - Shin Taichou Funtousur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der the Sk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u Trader Sh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y Po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ly: Scholarship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: Sanada Yukimura-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igh 13 Wish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 Planes Fire &amp;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ice League Heroes: The Flas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anuts Movie: Snoopy's Grand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kuto no Ken: Hokuto Shinken Denshousha no Mic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Lord of the Rings: Con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tle Busters! Converte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com Digital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yashimon 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-Men Origins: Wolverine - Uncage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Pirates of the Caribbean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Peanuts Movie: Snoopy's Grand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Eater: Battle Reson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reat Battle Gaiden 2: Matsuri da Wassho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angelion: J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busters (2016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s! Precure 5 Go Go Zenin Shu Go! Dream Festiv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dolmaster: Gravure For You! Vol.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usanshi Engi Engetsu Sangokud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More Heroes: Heroes' Paradi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o Hi Mita Hana no Namae o Bokutachi wa Mada Shirana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ruto Shippuden: Ultimate Ninja Storm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Harry Potter: Years 1-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men Sandiego: The Secret of the Stolen Drum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agical Quest 3 Starring Mickey and Dona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goku II: <text:s/>The Stairway To H.E.A.V.E.N.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ke Witches 2: Iyasu Naosu Punipunisur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V Anime Idolm@ster: Cinderella Girls G4U! Pack Vol.1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Vo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mei Haruka: Aoiza Ibunro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bolik Lovers: Vandead Carniv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 the Tasmanian Tiger 3: Night of the Quink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 Ange: Tenshi to Ryuu no Rondo tr.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 Oto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guins of Madagasca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ning Post 8 201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vil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ly Spies! 2: Underco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alie Brooks: Mystery at Hillcrest Hig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NA: Live Staff Daiboshuu! Shoshinsha Kange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levania: Lords of Shadow - Reveri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Corda d'Oro 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mas and Friends: Steaming around Sod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on Architec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dom: Ikkitousen no K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by League Liv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ap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 Idea's VeggieTales: LarryBoy and the Bad App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klin's Great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W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 Love-Ru Trouble: Darkness - True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Age: Dawn of the Dinosa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le of Ro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zimals: The Lost Kingd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ning Post 8 201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kiyo no Rous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gis of Earth: Protonovus Assaul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: Showdown of Legendary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ple 2500 Series Portable!! Vol. 12: The Hohei 2: Senyuu yo, Sakini Ik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Otome: Legend Ba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ight's Apprentice: Memorick's Adventu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sid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ney's Meet the Robins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ro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men Sandiego: The Secret of the Stolen Drum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es Irae: Amantes Ament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dolmaster: Gravure For You! Vol.9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ve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gen Toppa Gurren-Lagan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Web of Shadow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ken de Watashi ni Koi Shinasai! 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V: Heavensw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ive Jinguuji Saburo: Ronde Rev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by League Team Manager 201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t 'n' Col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kou Heidan J-Phoenix: Cobalt Shoutaih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ikyuu Cross Blood: Reload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uck E. Cheese's Super Collec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g Fu Panda: Showdown of Legendary Leg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 Ris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dolmaster: Gravure For You! Vol.8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kuoki: Shinkai - Furi no Sh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dhunter: Redemp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chanbara Spec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wel Link: Galactic Qu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t Bomb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&amp; Drag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yon Shin-Chan: Uchuu de Achoo!? Yuujou no Oba-Karate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ima - Gate of Memo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na Famiglia: Vascello Phantasma no Majutsush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: Umbrella Corp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ke Witches: Anata to Dekiru Koto - A Little Peaceful Day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 Ball Z: Buu's Fury / Dragon Ball GT: Transform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oro Connect: Yochi Random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kai Knights: Brave Batt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Ze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wntown Nekketsu Jidaige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 Ninja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Kay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chuu Keiji Tamashii: The Space Sheriff Spiri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elique Retou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x Club: Saving Alfe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rfield Gets Re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V Anime Idolm@ster: Cinderella Girls G4U! Pack Vol.5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e-A-Live Twin Edition: Rio Reincarna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suiro High School: Seishun Hakush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 Clancy's Splinter Cell Classic Trilogy H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 8: Empir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oko Yuka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 to Tasogare no Koj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: Sanada Yukimura-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ihimesa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koku no Kusabi: Hiiro no Kakera 3 - Ashita e no Tobi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lie's Ange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Double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Avengers: Battle for Ea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suiro High School: Seishun Hakush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en Rider: Battride War 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! Let's Ansatsu!? Nerawareta 10 Daime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Mumm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row: City of Ange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yo Poyo Kansatsu Nik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n: BakuBakuBakuBaku Adventur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wntown Nekketsu Koushinkyoku: Soreyuke Daiundoukai All-Star Spec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vely x Cation 1 &amp;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Atelier Rorona: Hajimari no Monogatar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rew: Wild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 Hero: Doct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Fight Beyblade Portable: Chouzetsu Tensei Vulcan Hors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 Gundam Sangokuden Brave Battle Warriors: Shin Mirisha Tais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Ninja: End of Hono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a Ages 2500 Series Vol. 26: Dynamite Dek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ng: The Animated Seri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Crew: Wild Ru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ukide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hiPara 3D: Ooumi Monogatari 2 - Pachi Pro Fuuunroku Han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Omnivers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b Raider: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sing Zan: The Samurai Gunm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mikare: New Semest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Kindan no Yami no Del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a Croft and the Temple of Osir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antasy XIV: Heavenswar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inaru Kana: Orichalcum no Na no Moton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g of the Dee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V Anime Idolm@ster: Cinderella Girls G4U! Pack Vol.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s PlundArr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t: Via Dom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ster High 13 Wish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V Anime Idolm@ster: Cinderella Girls G4U! Pack Vol.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s War of M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vel Superheroes 3D: Grandmaster's Challen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slan: The Warriors of Lege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 Fight: Streetwi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no Div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krone no Atelier: Dear for Otomat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V Anime Idolm@ster: Cinderella Girls G4U! Pack Vol.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 II: The Original Tri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unai: Koi no Sousa Shits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.G.S: Shinsetsu Houshineng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e Piece Mans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 Eater: Monotone Prince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 Idea's VeggieTales: LarryBoy and the Bad App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Fight Beyblade: Choujou Kessen! Big Bang Blad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 Zero: Shuuen no Ichibyou - ExT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 Bass Fishing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e des Fleu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 Star Wars: The Video G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Vo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ting Sti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ple 2000 Series Vol. 105: The Maid Fuku to Kikanju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 Hunters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om Driv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urai Jack: The Shadow of Ak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Incredibles: Rise of the Underminer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e wa Shoujo Mangak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ou Renkin: Youkoso Papillon Park 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ey 101: Field Trip Fiasc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vichi: Game no Jik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ychedelica of the Black Butterfl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ckTales: Remastere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Pri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ist Crusher Go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ongest Tokyo University Shogi 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 Online: Souten Ranb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otopia: The Sunstone Odysse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u Yuu Hakusho DS: Ankoku Bujutsukai H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mes Explosio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enai Kanojo no Sodatekata: Blessing Flow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essional Farmer 201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rm Lover Kai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ukanaru Toki no Naka de 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DS: Mafia Daishuugou Bongole Festiv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 and Her Sisters Puppy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ms: WM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ger &amp; Bunny: Hero's D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 Caus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rl Friend Beta: Kimi to Sugosu Natsuyasum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iji Toukyou Renka: Twilight Kis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o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ven and Labyrinth of Refrai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 Battle For Money Sentouchuu: Kyuukyoku no Shinobu to Battle Player Choujou Kessen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thor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Ca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Off Shot: Soma Shikkuzaru-hen Twin Pack &amp; Animation Vol.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pp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goku II: The Stairway to H.E.A.V.E.N.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itou Roussea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unai: Koi no Sousa Shits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itou Joker: Toki o Koeru Kaitou to Ushinawareta House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uaman: Battle for Atlant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inite Stratos 2: Love and Pur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Theft Auto II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dent Evil 5 H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yako: Awayuki no Ut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 10 Omniverse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eon Flux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bie and Her Sisters Puppy Resc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gurashi no Naku Koro ni I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normal Pursuit: The Gifted O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ja Gaiden Sigma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tendogs and Cats Golden Retriever and New Frien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ung Justice: Legac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lar x Mali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's Dogma Online: Season 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n + Nonette: Last E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uraiki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kkan! Asonde Relaxum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Calibur Legends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key Madness: Island Escap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der Up!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ubliqu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-X Character Channel: All-Star Daishuugo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o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akka Yak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kuoki: Reimeiroku D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mei Kaika: Aoiza Ibunroku Sai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sukigime Ranko's Longest D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umatsu Ro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ynasty Warriors: Eiketsud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-Man: Friend or Fo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mageddon: Max Damag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goku Basara 2 Hero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 Hi Puffy AmiYumi: The Genie &amp; the Amp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uaman: Battle for Atlanti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ple DS Series Vol. 41: The Bakudan Shori-Ha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ur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de Adventure: Mag Ki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ing Simulator 15 Expansion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 Double: Before Crime After Day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nbow Islands: Revolu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end of Kay Anniversar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suyo Kiss 3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man Sam: Action Station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rara!! Rela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un Shinsengumi Bakumatsuden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iod Cube: Torikago no Amadeu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essional Farmer 2016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otopia: The Sunstone Odysse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ka Banchou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(DS &amp; Mobile Version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ut Antholog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ce with Devil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uching Tiger, Hidden Drag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e/kaleid liner Prisma Illy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ckMania Turbo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-X: Chara Sagashi Land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chu San Portabl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Wild West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Amazing Spider-Man 2 (2014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 (3D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Godfather (JP sales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thers Conflict: Precious Bab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 Sangoku Musou 4 Spec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agascar: Escape 2 Afric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gacy of Kain: Defi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sassin's Creed Chronic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perdimension Neptunia mk2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gby League Live 3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x Club: Saving Alfe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tekyoo Hitman Reborn! Kindan no Yami no Delt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 Life 4: My Horse, My Friend, My Champ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 Striker Gunvolt: Striker Pack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nobi, Koi Utsutsu: Setsugetsuka Koi Emaki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i Sentai Love &amp; Peace the P.S.P: Power Zenkai! Special Youso Tenkomori de Portable Ka Daisakusen de Aru!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Smurf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ending Bloody Cal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toridori no Sekai: World's End Re-Birth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n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enage Mutant Ninja Turtle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rameki Action: Chibikko Wagyan no Daiki na Bouke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an (2016)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l Gear Solid HD Editi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i Bugyo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ormers: Fall of Cybertron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akki Yagyou Kaidan Romanc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kuoki: Reimeiroku - Omouhase Kara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.T. The Extra-Terrestrial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d Eater Off Shot: Tachibana Sakuya-hen Twin Pack &amp; Animation Vol.7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ginal Frisbee Disc Sports: Ultimate &amp; Golf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jiko F. Fujio Characters: Great Assembly! Slightly Fantastic Slapstick Party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t Monsters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mageddon 64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u Ezaru wa Akai Hana: Koi wa Tsuki ni Shirube Kareru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2" table:number-rows-repeated="10437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ta.$A$1" table:cell-range-address="$data.$A$1:.$B$4805"/>
        </table:named-expressions>
      </table:table>
      <table:named-expressions/>
      <table:database-ranges>
        <table:database-range table:name="__Anonymous_Sheet_DB__0" table:target-range-address="data.A1:data.B48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10" meta:object-count="0"/>
    <meta:generator>LibreOfficeDev/6.0.5.2$Linux_X86_64 LibreOffice_project/</meta:generator>
  </office:meta>
</office:document-meta>
</file>